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6b2cd" officeooo:paragraph-rsid="0056b2cd"/>
    </style:style>
    <style:style style:name="T1" style:family="text">
      <style:text-properties officeooo:rsid="0056b2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zenie sie dockera c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0T15:36:13.170401831</dc:date>
    <meta:editing-duration>P1DT2H28M1S</meta:editing-duration>
    <meta:editing-cycles>49</meta:editing-cycles>
    <meta:document-statistic meta:table-count="0" meta:image-count="0" meta:object-count="0" meta:page-count="1" meta:paragraph-count="1" meta:word-count="4" meta:character-count="23" meta:non-whitespace-character-count="20"/>
  </office:meta>
</office:document-meta>
</file>